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5.7701in" fo:margin-left="0.5694in" fo:margin-top="0in" fo:margin-bottom="0in" table:align="left"/>
    </style:style>
    <style:style style:name="Table1.A" style:family="table-column">
      <style:table-column-properties style:column-width="5.7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5.3146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4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3">
      <style:paragraph-properties fo:margin-left="0.5in" fo:margin-right="0in" fo:margin-top="0in" fo:margin-bottom="0in" style:contextual-spacing="false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2">
      <style:paragraph-properties fo:margin-left="0.5in" fo:margin-right="0in" fo:margin-top="0.1665in" fo:margin-bottom="0.1665in" style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19" style:family="paragraph" style:parent-style-name="Standard">
      <style:paragraph-properties fo:margin-top="0.1665in" fo:margin-bottom="0.1665in" style:contextual-spacing="false" fo:line-height="100%"/>
      <style:text-properties style:font-name="Courier New" style:font-name-asian="Courier New1" style:font-name-complex="Courier New1"/>
    </style:style>
    <style:style style:name="P20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21" style:family="paragraph" style:parent-style-name="Standard">
      <style:paragraph-properties fo:margin-top="0.1665in" fo:margin-bottom="0.1665in" style:contextual-spacing="false" fo:line-height="100%"/>
      <style:text-properties style:font-name="Courier New" fo:font-style="italic" fo:font-weight="bold" style:font-name-asian="Courier New1" style:font-style-asian="italic" style:font-weight-asian="bold" style:font-name-complex="Courier New1"/>
    </style:style>
    <style:style style:name="P22" style:family="paragraph" style:parent-style-name="Standard" style:list-style-name="WWNum4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4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3">
      <style:paragraph-properties fo:margin-left="1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tyle="italic" style:font-name-asian="Courier New1" style:font-style-asian="italic" style:font-name-complex="Courier New1"/>
    </style:style>
    <style:style style:name="T3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1_T1. CONFIGURAR L’ENTORN DE DESENVOLUPAMENT</text:p>
      <text:p text:style-name="P5"/>
      <text:p text:style-name="P2">INSTAL.LACIÓ APACHE</text:p>
      <text:p text:style-name="P2"/>
      <text:p text:style-name="P6"><text:span text:style-name="T1">El servidor Web</text:span><text:a xlink:type="simple" xlink:href="http://httpd.apache.org/" text:style-name="ListLabel_20_37" text:visited-style-name="ListLabel_20_37"><text:span text:style-name="T1"> </text:span></text:a><text:a xlink:type="simple" xlink:href="http://httpd.apache.org/" text:style-name="ListLabel_20_38" text:visited-style-name="ListLabel_20_38"><text:span text:style-name="T3">Apache httpd</text:span></text:a><text:span text:style-name="T1"> és el primer i més popular dels projectes acollits en la</text:span><text:a xlink:type="simple" xlink:href="http://apache.org/" text:style-name="ListLabel_20_37" text:visited-style-name="ListLabel_20_37"><text:span text:style-name="T1"> </text:span></text:a><text:a xlink:type="simple" xlink:href="http://apache.org/" text:style-name="ListLabel_20_38" text:visited-style-name="ListLabel_20_38"><text:span text:style-name="T3">Apache Software Foundation</text:span></text:a><text:span text:style-name="T1">, però no l’únic. Els projectes ja són més de 100!</text:span></text:p>
      <text:p text:style-name="P2"/>
      <text:p text:style-name="P2">Enllaços recomanats:</text:p>
      <text:list xml:id="list3122955971" text:style-name="WWNum1">
        <text:list-item>
          <text:p text:style-name="P10"><text:a xlink:type="simple" xlink:href="http://httpd.apache.org/" text:style-name="ListLabel_20_38" text:visited-style-name="ListLabel_20_38"><text:span text:style-name="T3">Apache httpd</text:span></text:a></text:p>
        </text:list-item>
        <text:list-item>
          <text:p text:style-name="P10"><text:a xlink:type="simple" xlink:href="http://apache.org/" text:style-name="ListLabel_20_38" text:visited-style-name="ListLabel_20_38"><text:span text:style-name="T3">Apache Software Foundation</text:span></text:a></text:p>
        </text:list-item>
        <text:list-item>
          <text:p text:style-name="P10"><text:span text:style-name="T1">Wikipedia:</text:span><text:a xlink:type="simple" xlink:href="http://es.wikipedia.org/wiki/Servidor_HTTP_Apache" text:style-name="ListLabel_20_37" text:visited-style-name="ListLabel_20_37"><text:span text:style-name="T1"> </text:span></text:a><text:a xlink:type="simple" xlink:href="http://es.wikipedia.org/wiki/Servidor_HTTP_Apache" text:style-name="ListLabel_20_38" text:visited-style-name="ListLabel_20_38"><text:span text:style-name="T3">Servidor HTTP Apache</text:span></text:a></text:p>
        </text:list-item>
      </text:list>
      <text:p text:style-name="P20">Quan sigui necessari, però no sempre, les pràctiques s’han de realitzar usant el compte d’administrador del sistema.</text:p>
      <text:list xml:id="list424580926" text:style-name="WWNum3">
        <text:list-item>
          <text:p text:style-name="P14">Instal·la aquests paquets de Fedora:</text:p>
          <text:list>
            <text:list-item>
              <text:p text:style-name="P23">httpd</text:p>
            </text:list-item>
            <text:list-item>
              <text:p text:style-name="P23">httpd-tools</text:p>
            </text:list-item>
            <text:list-item>
              <text:p text:style-name="P23">apachetop</text:p>
            </text:list-item>
            <text:list-item>
              <text:p text:style-name="P25">httpd-manual</text:p>
            </text:list-item>
          </text:list>
        </text:list-item>
      </text:list>
      <text:p text:style-name="P2"/>
      <text:list xml:id="list114557225827347" text:continue-numbering="true" text:style-name="WWNum3">
        <text:list-item>
          <text:p text:style-name="P13">Verifica que pots consultar la pàgina local file:///usr/share/httpd/manual/index.html. Més endavant la visitarem fent peticions al servidor.<text:line-break/></text:p>
        </text:list-item>
        <text:list-item>
          <text:p text:style-name="P13">Configura en el fitxer /etc/httpd/conf/httpd.conf la directiva ServerName: posa un nom de host definit a /etc/hosts per la IP principal de la teva màquina.<text:line-break/></text:p>
        </text:list-item>
        <text:list-item>
          <text:p text:style-name="P13">Configura el servei httpd de manera que estigui arrencat d'inici<text:line-break/></text:p>
        </text:list-item>
        <text:list-item>
          <text:p text:style-name="P11"><text:span text:style-name="T1">Verifica que pots consultar les pàgines</text:span><text:a xlink:type="simple" xlink:href="http://localhost/" text:style-name="ListLabel_20_37" text:visited-style-name="ListLabel_20_37"><text:span text:style-name="T1"> </text:span></text:a><text:a xlink:type="simple" xlink:href="http://localhost/" text:style-name="ListLabel_20_38" text:visited-style-name="ListLabel_20_38"><text:span text:style-name="T3">http://localhost/</text:span></text:a><text:span text:style-name="T1"> i</text:span><text:a xlink:type="simple" xlink:href="http://localhost/manual/" text:style-name="ListLabel_20_37" text:visited-style-name="ListLabel_20_37"><text:span text:style-name="T1"> </text:span></text:a><text:a xlink:type="simple" xlink:href="http://localhost/manual/" text:style-name="ListLabel_20_38" text:visited-style-name="ListLabel_20_38"><text:span text:style-name="T3">http://localhost/manual/</text:span></text:a><text:span text:style-name="T1">.<text:line-break/></text:span></text:p>
        </text:list-item>
        <text:list-item>
          <text:p text:style-name="P16">Per poder afegir pàgines sense usar el compte de l’administrador fes aquestes adaptacions:<text:line-break/></text:p>
        </text:list-item>
      </text:list>
      <text:list xml:id="list3884603711" text:style-name="WWNum4">
        <text:list-item>
          <text:list>
            <text:list-item>
              <text:p text:style-name="P22"><text:span text:style-name="T1">Crea un grup d’usuaris de nom webmaster i fes-te membre del mateix (has de fer </text:span><text:span text:style-name="T2">login</text:span><text:span text:style-name="T1"> de nou per adquirir les noves credencials).</text:span></text:p>
            </text:list-item>
            <text:list-item>
              <text:p text:style-name="P24">Fes que els directoris /var/www/html i /var/www/cgi-bin pertanyin a aquest grup i que el grup tingui permís per escriure-hi. Pot ser bona idea fer chmod g+w,g+s cgi-bin.<text:line-break/></text:p>
            </text:list-item>
          </text:list>
        </text:list-item>
        <text:list-item>
          <text:p text:style-name="P12"><text:soft-page-break/><text:span text:style-name="T1">Sota el teu compte d’usuari, crea una pàgina HTML de nom /var/www/html/index.html i visita de nou</text:span><text:a xlink:type="simple" xlink:href="http://localhost/" text:style-name="ListLabel_20_37" text:visited-style-name="ListLabel_20_37"><text:span text:style-name="T1"> </text:span></text:a><text:a xlink:type="simple" xlink:href="http://localhost/" text:style-name="ListLabel_20_38" text:visited-style-name="ListLabel_20_38"><text:span text:style-name="T3">http://localhost/</text:span></text:a><text:span text:style-name="T1">: ha canviat? Exemple de document XHTML bàsic (elements i atributs sempre en minúscules):<text:line-break/></text:span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&lt;!DOCTYPE html PUBLIC "-//W3C//DTD XHTML 1.0 Strict//EN" "http://www.w3.org/TR/xhtml1/DTD/xhtml1-strict.dtd"&gt;</text:p>
            <text:p text:style-name="P2">&lt;html xmlns="http://www.w3.org/1999/xhtml" xml:lang="ca" lang="ca"&gt;</text:p>
            <text:p text:style-name="P2"><text:s text:c="2"/>&lt;head&gt;&lt;title&gt;Salutacions&lt;/title&gt;&lt;/head&gt;</text:p>
            <text:p text:style-name="P2"><text:s text:c="2"/>&lt;body&gt;</text:p>
            <text:p text:style-name="P2"><text:s text:c="4"/>&lt;h1&gt;Salutacions&lt;/h1&gt;</text:p>
            <text:p text:style-name="P2"><text:s text:c="4"/>&lt;p&gt;Uep!&lt;/p&gt;</text:p>
            <text:p text:style-name="P2"><text:s text:c="2"/>&lt;/body&gt;</text:p>
            <text:p text:style-name="P2">&lt;/html&gt;</text:p>
          </table:table-cell>
        </table:table-row>
      </table:table>
      <text:p text:style-name="P2"/>
      <text:p text:style-name="P2"/>
      <text:p text:style-name="P2">Per verificar l’execució d’scripts fes aquests exercicis:</text:p>
      <text:list xml:id="list2208684431" text:style-name="WWNum2">
        <text:list-item>
          <text:p text:style-name="P17"><text:span text:style-name="T1">Sota el teu compte d’usuari còpia el fitxer executable dump.sh en el directori /var/www/cgi-bin i visita’l en l’adreça</text:span><text:a xlink:type="simple" xlink:href="http://localhost/cgi-bin/dump.sh" text:style-name="ListLabel_20_37" text:visited-style-name="ListLabel_20_37"><text:span text:style-name="T1"> </text:span></text:a><text:a xlink:type="simple" xlink:href="http://localhost/cgi-bin/dump.sh" text:style-name="ListLabel_20_38" text:visited-style-name="ListLabel_20_38"><text:span text:style-name="T3">http://localhost/cgi-bin/dump.sh</text:span></text:a><text:span text:style-name="T1">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dump.sh</text:p>
            <text:p text:style-name="P19">#!/bin/sh</text:p>
            <text:p text:style-name="P19"># The simplest CGI script for method GET.</text:p>
            <text:p text:style-name="P19">echo 'Content-Type: text/plain; charset=UTF-8'</text:p>
            <text:p text:style-name="P19">echo</text:p>
            <text:p text:style-name="P19">set</text:p>
            <text:p text:style-name="P19"># vim:ts=4:sw=4:et:ai</text:p>
          </table:table-cell>
        </table:table-row>
      </table:table>
      <text:list xml:id="list114557898747729" text:continue-numbering="true" text:style-name="WWNum2">
        <text:list-item>
          <text:p text:style-name="P15">Estudia el contingut d’aquest fitxer executable.</text:p>
        </text:list-item>
        <text:list-item>
          <text:p text:style-name="P18"><text:span text:style-name="T1">Fes el mateix amb el fitxer executable dump.py (</text:span><text:a xlink:type="simple" xlink:href="http://localhost/cgi-bin/dump.py" text:style-name="ListLabel_20_38" text:visited-style-name="ListLabel_20_38"><text:span text:style-name="T3">http://localhost/cgi-bin/dump.py</text:span></text:a><text:span text:style-name="T1">).</text:span>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font-name="Courier New" fo:font-family="'Courier New'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font-name="Courier New" fo:font-family="'Courier New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25in" fo:margin-left="0in" fo:margin-top="0in" fo:margin-bottom="0in" table:align="left"/>
    </style:style>
    <style:style style:name="Table3.A" style:family="table-column">
      <style:table-column-properties style:column-width="4.25in"/>
    </style:style>
    <style:style style:name="Table3.B" style:family="table-column">
      <style:table-column-properties style:column-width="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="0.0694in" fo:border="1pt solid #ffffff"/>
    </style:style>
    <style:style style:name="Table3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M09 - UF1</text:p>
              <text:p text:style-name="MP1">A1: SERVIDORS DE PÀGINES DINÀMIQUES</text:p>
              <text:p text:style-name="MP1">T1: CONFIGURAR L’ENTORN DE DESENVOLUPAMENT</text:p>
            </table:table-cell>
            <table:table-cell table:style-name="Table3.B1" office:value-type="string">
              <text:p text:style-name="MP3"><draw:frame draw:style-name="Mfr1" draw:name="image1.png" text:anchor-type="as-char" svg:width="1.2134in" svg:height="0.5429in" draw:z-index="1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tab/><text:span text:style-name="MT1">Pàg </text:span><text:page-number text:select-page="current">2</text:page-number><text:span text:style-name="MT1"><text:s/>de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25T11:30:32.795314718</dc:date>
    <meta:editing-duration>PT2M45S</meta:editing-duration>
    <meta:editing-cycles>1</meta:editing-cycles>
    <meta:document-statistic meta:table-count="3" meta:image-count="1" meta:object-count="0" meta:page-count="2" meta:paragraph-count="45" meta:word-count="338" meta:character-count="2412" meta:non-whitespace-character-count="2115"/>
  </office:meta>
</office:document-meta>
</file>